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officeooo:rsid="0018757d" officeooo:paragraph-rsid="0018757d" style:font-size-asian="26pt" style:font-weight-asian="bold" style:font-size-complex="26pt" style:font-weight-complex="bold"/>
    </style:style>
    <style:style style:name="P2" style:family="paragraph" style:parent-style-name="Standard">
      <style:paragraph-properties fo:text-align="start" style:justify-single-word="false"/>
      <style:text-properties fo:font-size="12pt" fo:font-weight="bold" officeooo:rsid="0018757d" officeooo:paragraph-rsid="0018757d"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officeooo:rsid="0018757d" officeooo:paragraph-rsid="0018757d"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92b6e" officeooo:paragraph-rsid="00192b6e"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b1323" officeooo:paragraph-rsid="001b1323"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A BÚS</text:p>
      <text:p text:style-name="P2"/>
      <text:p text:style-name="P3">El programa consta de un autobús que recorre 5 paradas.</text:p>
      <text:p text:style-name="P3">Para hacer el programa la mejor opcion es hacer los 4 casos en lo que se puede subir una persona.</text:p>
      <text:p text:style-name="P3">Parada 1,2,3 y 4 ya que en la 5 nadie puede subir.</text:p>
      <text:p text:style-name="P3">Después de eso tenemos que comenzar a pedir a la gente su nombre (para guardarlo) y de que parada hasta que parada quiere llegar (para cobrarle).</text:p>
      <text:p text:style-name="P3"/>
      <text:p text:style-name="P3">Primero de todo tenemos que ocupar la mitad de los asientos que hay en el bús (28 acupadas en la primera parada).</text:p>
      <text:p text:style-name="P3"/>
      <text:p text:style-name="P4">Deberíamos usar el array donde guardamos los asientos del bus y haremos</text:p>
      <text:p text:style-name="P4"/>
      <text:p text:style-name="P4">for (int i = 0; i &lt;=28 <text:s/>i++){</text:p>
      <text:p text:style-name="P4"><text:tab/>Math.Random(64); // Para obtener un numero de los 64 disponibles</text:p>
      <text:p text:style-name="P4"><text:tab/>//Guardaremos también los numeros ya usados, para así no ocupar el mismo.</text:p>
      <text:p text:style-name="P4"><text:tab/>//Y guardaremos un nombre para cada persona, que serà AUTOMATICO para las personas.</text:p>
      <text:p text:style-name="P4">} </text:p>
      <text:p text:style-name="P3"/>
      <text:p text:style-name="P3"/>
      <text:p text:style-name="P4">Se puede también seleccionar la zona donde quieres sentarte, delante medio o atrás.</text:p>
      <text:p text:style-name="P4"/>
      <text:p text:style-name="P4"/>
      <text:p text:style-name="P5">Como también tenemos que hacer que los nombres de las personas no se repitan, siempre tendremos que comprobar si el nombre es igual alguno de los puestos, cada vez que una persona suba al bus tendremos que hacer un for comprobando todo los nombres.</text:p>
      <text:p text:style-name="P3"/>
      <text:p text:style-name="P5">Hay que acordarse que si una persona sube del 1 al 2 y estamos en el 3 su sitio acaba libr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4T13:36:38.227000000</meta:creation-date>
    <dc:date>2020-01-04T13:59:44.603000000</dc:date>
    <meta:editing-duration>PT12M25S</meta:editing-duration>
    <meta:editing-cycles>2</meta:editing-cycles>
    <meta:generator>LibreOffice/6.0.6.2$Windows_X86_64 LibreOffice_project/0c292870b25a325b5ed35f6b45599d2ea4458e77</meta:generator>
    <meta:document-statistic meta:table-count="0" meta:image-count="0" meta:object-count="0" meta:page-count="1" meta:paragraph-count="15" meta:word-count="226" meta:character-count="1220" meta:non-whitespace-character-count="1004"/>
  </office:meta>
</office:document-meta>
</file>